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4bbdd5" officeooo:paragraph-rsid="004bbdd5"/>
    </style:style>
    <style:style style:name="P2" style:family="paragraph" style:parent-style-name="Standard">
      <style:text-properties officeooo:rsid="004d67a1" officeooo:paragraph-rsid="004d67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Istnieje coś takiego jak rule of thirds. Obiekty umieszczane na scenie według tej zasady wyglądają lepiej niż umieszczane np. w centrum</text:p>
      <text:p text:style-name="P2">-Stworzyłem nowy dokument w którym zapisuję pomysły na swoje filmy. Generalnie kanał na yt będzie mi służyl jako narzędzie do uświadamiania ludzi.</text:p>
      <text:p text:style-name="P2">-Stowrzę też drugi kanał np. "Dan's knowledge" którego głównym celem będzie zapisywanie mojej własnej wiedz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17T05:33:26.682602265</dc:date>
    <meta:editing-duration>PT22H29M57S</meta:editing-duration>
    <meta:editing-cycles>41</meta:editing-cycles>
    <meta:document-statistic meta:table-count="0" meta:image-count="0" meta:object-count="0" meta:page-count="1" meta:paragraph-count="3" meta:word-count="59" meta:character-count="391" meta:non-whitespace-character-count="335"/>
  </office:meta>
</office:document-meta>
</file>